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af0" officeooo:paragraph-rsid="0006faf0"/>
    </style:style>
    <style:style style:name="P2" style:family="paragraph" style:parent-style-name="Standard">
      <style:text-properties officeooo:rsid="0006faf0" officeooo:paragraph-rsid="0009c336"/>
    </style:style>
    <style:style style:name="P3" style:family="paragraph" style:parent-style-name="Standard">
      <style:text-properties officeooo:rsid="0006faf0" officeooo:paragraph-rsid="000caab5"/>
    </style:style>
    <style:style style:name="P4" style:family="paragraph" style:parent-style-name="Standard">
      <style:text-properties officeooo:paragraph-rsid="0006faf0"/>
    </style:style>
    <style:style style:name="P5" style:family="paragraph" style:parent-style-name="Standard">
      <style:text-properties officeooo:rsid="0008f9cf" officeooo:paragraph-rsid="0008f9cf"/>
    </style:style>
    <style:style style:name="P6" style:family="paragraph" style:parent-style-name="Standard">
      <style:text-properties officeooo:rsid="0008f9cf" officeooo:paragraph-rsid="0009c336"/>
    </style:style>
    <style:style style:name="P7" style:family="paragraph" style:parent-style-name="Standard">
      <style:text-properties officeooo:paragraph-rsid="0008f9cf"/>
    </style:style>
    <style:style style:name="P8" style:family="paragraph" style:parent-style-name="Standard">
      <style:text-properties officeooo:rsid="000b7066" officeooo:paragraph-rsid="000b7066"/>
    </style:style>
    <style:style style:name="P9" style:family="paragraph" style:parent-style-name="Standard">
      <style:text-properties officeooo:rsid="000caab5" officeooo:paragraph-rsid="000caab5"/>
    </style:style>
    <style:style style:name="P10" style:family="paragraph" style:parent-style-name="Standard">
      <style:text-properties officeooo:rsid="000caab5" officeooo:paragraph-rsid="00142c46"/>
    </style:style>
    <style:style style:name="P11" style:family="paragraph" style:parent-style-name="Standard">
      <style:text-properties officeooo:rsid="000caab5" officeooo:paragraph-rsid="00173e1e"/>
    </style:style>
    <style:style style:name="P12" style:family="paragraph" style:parent-style-name="Standard">
      <style:text-properties officeooo:rsid="000caab5" officeooo:paragraph-rsid="002c0566"/>
    </style:style>
    <style:style style:name="P13" style:family="paragraph" style:parent-style-name="Standard">
      <style:text-properties officeooo:rsid="000ced2f" officeooo:paragraph-rsid="000ced2f"/>
    </style:style>
    <style:style style:name="P14" style:family="paragraph" style:parent-style-name="Standard">
      <style:text-properties officeooo:rsid="000ced2f" officeooo:paragraph-rsid="002cf8aa"/>
    </style:style>
    <style:style style:name="P15" style:family="paragraph" style:parent-style-name="Standard">
      <style:text-properties officeooo:rsid="000e4d2f" officeooo:paragraph-rsid="000e4d2f"/>
    </style:style>
    <style:style style:name="P16" style:family="paragraph" style:parent-style-name="Standard">
      <style:text-properties officeooo:rsid="0012407a" officeooo:paragraph-rsid="0012407a"/>
    </style:style>
    <style:style style:name="P17" style:family="paragraph" style:parent-style-name="Standard">
      <style:text-properties officeooo:rsid="0012928a" officeooo:paragraph-rsid="0012928a"/>
    </style:style>
    <style:style style:name="P18" style:family="paragraph" style:parent-style-name="Standard">
      <style:text-properties fo:color="#000000" loext:opacity="100%" style:font-name="Liberation Serif" fo:font-size="12pt" officeooo:rsid="0006faf0" officeooo:paragraph-rsid="0009c336" style:font-size-asian="12pt" style:font-size-complex="12pt"/>
    </style:style>
    <style:style style:name="P19" style:family="paragraph" style:parent-style-name="Standard">
      <style:text-properties officeooo:rsid="0015e814" officeooo:paragraph-rsid="0015e814"/>
    </style:style>
    <style:style style:name="P20" style:family="paragraph" style:parent-style-name="Standard">
      <style:text-properties officeooo:rsid="0015e814" officeooo:paragraph-rsid="002cf8aa"/>
    </style:style>
    <style:style style:name="P21" style:family="paragraph" style:parent-style-name="Standard">
      <style:text-properties officeooo:rsid="00184246" officeooo:paragraph-rsid="00184246"/>
    </style:style>
    <style:style style:name="P22" style:family="paragraph" style:parent-style-name="Standard">
      <style:text-properties officeooo:rsid="001c6936" officeooo:paragraph-rsid="001c6936"/>
    </style:style>
    <style:style style:name="P23" style:family="paragraph" style:parent-style-name="Standard">
      <style:text-properties officeooo:rsid="002815e5" officeooo:paragraph-rsid="002815e5"/>
    </style:style>
    <style:style style:name="P24" style:family="paragraph" style:parent-style-name="Standard">
      <style:text-properties officeooo:rsid="00293dec" officeooo:paragraph-rsid="00293dec"/>
    </style:style>
    <style:style style:name="T1" style:family="text">
      <style:text-properties officeooo:rsid="00068296"/>
    </style:style>
    <style:style style:name="T2" style:family="text">
      <style:text-properties officeooo:rsid="0006faf0"/>
    </style:style>
    <style:style style:name="T3" style:family="text">
      <style:text-properties officeooo:rsid="0008b5cc"/>
    </style:style>
    <style:style style:name="T4" style:family="text">
      <style:text-properties officeooo:rsid="0008f9cf"/>
    </style:style>
    <style:style style:name="T5" style:family="text">
      <style:text-properties officeooo:rsid="0009c336"/>
    </style:style>
    <style:style style:name="T6" style:family="text">
      <style:text-properties officeooo:rsid="000b7066"/>
    </style:style>
    <style:style style:name="T7" style:family="text">
      <style:text-properties officeooo:rsid="000caab5"/>
    </style:style>
    <style:style style:name="T8" style:family="text">
      <style:text-properties officeooo:rsid="000ced2f"/>
    </style:style>
    <style:style style:name="T9" style:family="text">
      <style:text-properties officeooo:rsid="000e8cf3"/>
    </style:style>
    <style:style style:name="T10" style:family="text">
      <style:text-properties officeooo:rsid="0012407a"/>
    </style:style>
    <style:style style:name="T11" style:family="text">
      <style:text-properties officeooo:rsid="0012928a"/>
    </style:style>
    <style:style style:name="T12" style:family="text">
      <style:text-properties fo:font-variant="normal" fo:text-transform="none" fo:letter-spacing="normal" fo:font-style="normal" fo:font-weight="normal" officeooo:rsid="0012928a"/>
    </style:style>
    <style:style style:name="T13" style:family="text">
      <style:text-properties fo:font-variant="normal" fo:text-transform="none" fo:letter-spacing="normal" fo:font-style="normal" fo:font-weight="normal" officeooo:rsid="00173e1e"/>
    </style:style>
    <style:style style:name="T14" style:family="text">
      <style:text-properties officeooo:rsid="00133999"/>
    </style:style>
    <style:style style:name="T15" style:family="text">
      <style:text-properties officeooo:rsid="00159865"/>
    </style:style>
    <style:style style:name="T16" style:family="text">
      <style:text-properties officeooo:rsid="0015e814"/>
    </style:style>
    <style:style style:name="T17" style:family="text">
      <style:text-properties officeooo:rsid="00173e1e"/>
    </style:style>
    <style:style style:name="T18" style:family="text">
      <style:text-properties officeooo:rsid="00184246"/>
    </style:style>
    <style:style style:name="T19" style:family="text">
      <style:text-properties officeooo:rsid="001bc802"/>
    </style:style>
    <style:style style:name="T20" style:family="text">
      <style:text-properties officeooo:rsid="001c6936"/>
    </style:style>
    <style:style style:name="T21" style:family="text">
      <style:text-properties officeooo:rsid="001e50eb"/>
    </style:style>
    <style:style style:name="T22" style:family="text">
      <style:text-properties officeooo:rsid="00203e24"/>
    </style:style>
    <style:style style:name="T23" style:family="text">
      <style:text-properties officeooo:rsid="0020870d"/>
    </style:style>
    <style:style style:name="T24" style:family="text">
      <style:text-properties officeooo:rsid="0020e2c9"/>
    </style:style>
    <style:style style:name="T25" style:family="text">
      <style:text-properties officeooo:rsid="00222ea1"/>
    </style:style>
    <style:style style:name="T26" style:family="text">
      <style:text-properties officeooo:rsid="0022f57b"/>
    </style:style>
    <style:style style:name="T27" style:family="text">
      <style:text-properties officeooo:rsid="0025d6c0"/>
    </style:style>
    <style:style style:name="T28" style:family="text">
      <style:text-properties officeooo:rsid="002815e5"/>
    </style:style>
    <style:style style:name="T29" style:family="text">
      <style:text-properties officeooo:rsid="00293dec"/>
    </style:style>
    <style:style style:name="T30" style:family="text">
      <style:text-properties officeooo:rsid="0029790e"/>
    </style:style>
    <style:style style:name="T31" style:family="text">
      <style:text-properties officeooo:rsid="002a6804"/>
    </style:style>
    <style:style style:name="T32" style:family="text">
      <style:text-properties officeooo:rsid="002cf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5">Vinícius do Amaral Brunheroto</text:p>
      <text:p text:style-name="P15">Atividade 4 – ED1</text:p>
      <text:p text:style-name="P15"/>
      <text:p text:style-name="P15"/>
      <text:p text:style-name="P15"/>
      <text:p text:style-name="Standard"/>
      <text:p text:style-name="P22">const MaxNós= …..;</text:p>
      <text:p text:style-name="Standard">tipo <text:span text:style-name="T16">P</text:span>tr = *<text:span text:style-name="T21">vet <text:s/>/</text:span>/<text:span text:style-name="T20">ponteiro que aponta para um vetor de inteiros</text:span></text:p>
      <text:p text:style-name="P22">tipo Ptr2 = *<text:span text:style-name="T23">inteiro</text:span>; <text:s text:c="2"/>//ponteiro que aponta para <text:span text:style-name="T23">um inteiro</text:span></text:p>
      <text:p text:style-name="Standard">Adjmatriz = vetor [Max<text:span text:style-name="T14">N</text:span>ós, Max<text:span text:style-name="T14">N</text:span>ós] de lógico;</text:p>
      <text:p text:style-name="P5">vet = vetor [Max<text:span text:style-name="T14">N</text:span>ós] de inteiro; </text:p>
      <text:p text:style-name="Standard"/>
      <text:p text:style-name="Standard"/>
      <text:p text:style-name="P1">//Adj: matriz de Adjacências</text:p>
      <text:p text:style-name="P1">//i e j: nós de interesse</text:p>
      <text:p text:style-name="Standard"/>
      <text:p text:style-name="Standard">//<text:span text:style-name="T26">indice é um ponteiro que aponta para o endereço do inteiro definido no programa principal</text:span></text:p>
      <text:p text:style-name="Standard">função <text:span text:style-name="T1">Retorno_triplo</text:span> (<text:span text:style-name="T2">Adj:AdjMatriz;i;j;</text:span><text:span text:style-name="T18">indice:</text:span><text:span text:style-name="T20">Ptr2</text:span>);</text:p>
      <text:p text:style-name="P4"/>
      <text:p text:style-name="P5">var k<text:span text:style-name="T9">=</text:span>0,<text:span text:style-name="T5">p=0 ,q</text:span><text:span text:style-name="T6">=0</text:span><text:span text:style-name="T5">, </text:span><text:span text:style-name="T6">r=0, L=0,M=0,</text:span><text:span text:style-name="T16">flag=0</text:span>: int<text:span text:style-name="T24">eiro</text:span>; <text:s/>//<text:span text:style-name="T6">inicializados com zero</text:span></text:p>
      <text:p text:style-name="P4"><text:span text:style-name="T2">ADJL,</text:span><text:span text:style-name="T5">ADJM</text:span><text:span text:style-name="T2">: Adjmatri</text:span><text:span text:style-name="T5">z</text:span></text:p>
      <text:p text:style-name="P5">aux1<text:span text:style-name="T27">=0</text:span>,<text:span text:style-name="T11">vetor_final</text:span><text:span text:style-name="T27">=0 <text:s/></text:span>: vet <text:s text:c="2"/>//<text:span text:style-name="T27">vetores são inicializados com todas as posições tendo o valor 0</text:span></text:p>
      <text:p text:style-name="P5"/>
      <text:p text:style-name="P7"/>
      <text:p text:style-name="P1">começo</text:p>
      <text:p text:style-name="P1"/>
      <text:p text:style-name="P1"/>
      <text:p text:style-name="P1">//<text:span text:style-name="T4">Passo 1: criar vetor </text:span><text:span text:style-name="T5">auxiliar 1 que contém todos os caminhos que existem entre J e I</text:span></text:p>
      <text:p text:style-name="P1"/>
      <text:p text:style-name="P1"><text:s text:c="2"/>ADJL = ADJ;</text:p>
      <text:p text:style-name="P1"><text:s text:c="3"/>para L = 1 <text:span text:style-name="T6">a Max</text:span><text:span text:style-name="T14">Nó</text:span><text:span text:style-name="T6">s fazer</text:span></text:p>
      <text:p text:style-name="P1"><text:s text:c="6"/><text:span text:style-name="T7">começo</text:span></text:p>
      <text:p text:style-name="P1"><text:s text:c="10"/>se (ADJL [<text:span text:style-name="T3">j</text:span>, <text:span text:style-name="T3">i</text:span>] == 1)</text:p>
      <text:p text:style-name="P1"><text:s text:c="16"/><text:span text:style-name="T4">aux1[k]= </text:span><text:span text:style-name="T5">L</text:span></text:p>
      <text:p text:style-name="P1"><text:s text:c="16"/><text:span text:style-name="T4">k=k+1</text:span></text:p>
      <text:p text:style-name="P5"><text:s text:c="10"/>ADJL = Prod_Bool (ADJL, ADJ);</text:p>
      <text:p text:style-name="P8"><text:s text:c="8"/>fim; </text:p>
      <text:p text:style-name="P1">//<text:span text:style-name="T7">Por estar dentro de um laço, supõe-se que o valor de L vá aumentando a cada iteração</text:span> <text:span text:style-name="T7">( de 1 até N)</text:span></text:p>
      <text:p text:style-name="P2"/>
      <text:p text:style-name="P2">// <text:span text:style-name="T11">Alocar dinamicamente o vetor final que deverá ser retornado para o programa principal</text:span></text:p>
      <text:p text:style-name="P18"><text:span text:style-name="T12">AlocDinam(vetor_final,</text:span><text:span text:style-name="T13">MaxNós</text:span><text:span text:style-name="T12">)</text:span> </text:p>
      <text:p text:style-name="P2"/>
      <text:p text:style-name="P2"/>
      <text:p text:style-name="P2">//<text:span text:style-name="T4">Passo </text:span><text:span text:style-name="T5">2</text:span><text:span text:style-name="T4">: </text:span><text:span text:style-name="T5">verificar todos os caminhos que existem entre I e J e </text:span><text:span text:style-name="T14">preencher</text:span><text:span text:style-name="T5"> o vetor final com os comprimentos daqueles que possuem retorno triplo.</text:span></text:p>
      <text:p text:style-name="P1"/>
      <text:p text:style-name="P2"><text:s text:c="2"/>ADJ<text:span text:style-name="T5">M</text:span> = ADJ;</text:p>
      <text:p text:style-name="P2"><text:s text:c="2"/>para <text:span text:style-name="T5">M</text:span> = 1 <text:span text:style-name="T6">a MaxN</text:span><text:span text:style-name="T14">ó</text:span><text:span text:style-name="T6">s fazer</text:span></text:p>
      <text:p text:style-name="P3"><text:span text:style-name="T7"><text:s text:c="4"/>começo</text:span></text:p>
      <text:p text:style-name="P3"><text:s text:c="3"/><text:span text:style-name="T16">flag = 0 // reseta flag</text:span></text:p>
      <text:p text:style-name="P2"><text:soft-page-break/><text:s text:c="10"/>se (ADJ<text:span text:style-name="T5">M</text:span> [<text:span text:style-name="T5">i</text:span>, <text:span text:style-name="T5">j</text:span>] == 1)</text:p>
      <text:p text:style-name="P2"><text:s text:c="17"/><text:span text:style-name="T5">q = 3*M </text:span></text:p>
      <text:p text:style-name="P2"><text:s text:c="17"/><text:span text:style-name="T29">p = 0 // resetar variavel aux p</text:span></text:p>
      <text:p text:style-name="P24"><text:s text:c="17"/>enquanto (flag == 0 <text:span text:style-name="T31">e p &lt;= MaxNós</text:span>)</text:p>
      <text:p text:style-name="P2"><text:s text:c="25"/>//<text:span text:style-name="T9">verifica se o triplo do comprimento de I para J se encontra no vetor auxiliar</text:span></text:p>
      <text:p text:style-name="P2"><text:s text:c="27"/><text:span text:style-name="T5">se (q == aux1[p])</text:span></text:p>
      <text:p text:style-name="P2"><text:s text:c="34"/><text:span text:style-name="T5">vetor_final</text:span><text:span text:style-name="T6">[r]</text:span><text:span text:style-name="T5"> = aux1[p]</text:span></text:p>
      <text:p text:style-name="P8"><text:s text:c="34"/>r= r+1</text:p>
      <text:p text:style-name="P20"><text:s text:c="34"/>flag=1 <text:s/></text:p>
      <text:p text:style-name="P20"><text:s text:c="39"/>// se já encontrou o elemento uma vez, não precisa continuar procurando</text:p>
      <text:p text:style-name="P19"><text:s text:c="18"/><text:span text:style-name="T30">p=p+1; //alterando indice de p</text:span></text:p>
      <text:p text:style-name="P19"/>
      <text:p text:style-name="P6"><text:s text:c="10"/>ADJ<text:span text:style-name="T5">M</text:span> = Prod_Bool (ADJ<text:span text:style-name="T5">M</text:span>, ADJ);</text:p>
      <text:p text:style-name="P9"><text:s text:c="5"/>fim;</text:p>
      <text:p text:style-name="P9"/>
      <text:p text:style-name="P9"/>
      <text:p text:style-name="P9">//<text:span text:style-name="T19">r possui a info da quantidade de elementos que foram colocados no vetor final</text:span></text:p>
      <text:p text:style-name="P21"><text:span text:style-name="T22">*(</text:span>indice<text:span text:style-name="T22">)</text:span>= r <text:s text:c="2"/></text:p>
      <text:p text:style-name="P21">//<text:span text:style-name="T26">muda-se o conteúdo do inteiro índice no programa principal</text:span></text:p>
      <text:p text:style-name="P21"/>
      <text:p text:style-name="P3">//<text:span text:style-name="T7">Por estar dentro de um laço, supõe-se que o valor de M vá aumentando a cada iteração</text:span> <text:span text:style-name="T7">( de 1 até N)</text:span></text:p>
      <text:p text:style-name="P6"/>
      <text:p text:style-name="P12">ret<text:span text:style-name="T10">u</text:span>r<text:span text:style-name="T10">n</text:span> (vetor_final) </text:p>
      <text:p text:style-name="P12">//vetor_final contém os comprimentos dos caminhos de I a J que possuem retorno triplo, esse vetor </text:p>
      <text:p text:style-name="P12">//deve retornar ao programa principal</text:p>
      <text:p text:style-name="P2"/>
      <text:p text:style-name="P1">fim; //<text:span text:style-name="T7">final da função</text:span></text:p>
      <text:p text:style-name="P1"/>
      <text:p text:style-name="P1"/>
      <text:p text:style-name="P1"/>
      <text:p text:style-name="P9">programa_principal:</text:p>
      <text:p text:style-name="P9"><text:span text:style-name="T23">var </text:span>i, <text:span text:style-name="T17">indice</text:span>: <text:span text:style-name="T23">inteiro</text:span></text:p>
      <text:p text:style-name="P16">Pont: <text:span text:style-name="T16">Ptr</text:span> //ponteiro do tipo vetor de inteiros</text:p>
      <text:p text:style-name="P9"/>
      <text:p text:style-name="P23">começo</text:p>
      <text:p text:style-name="P9">// <text:span text:style-name="T8">(…)</text:span></text:p>
      <text:p text:style-name="P10"><text:s/>//<text:span text:style-name="T11">ponteiro criado aponta para vetor_final que retornou da função</text:span></text:p>
      <text:p text:style-name="P10">//<text:span text:style-name="T18"> variável índice </text:span><text:span text:style-name="T32">passada</text:span><text:span text:style-name="T18"> por referência para saber quantos elementos foram colocados dentro do //vetor_final</text:span></text:p>
      <text:p text:style-name="P10"/>
      <text:p text:style-name="P11"><text:s/><text:span text:style-name="T10">Pont = </text:span><text:s/><text:span text:style-name="T1">Retorno_triplo</text:span> (<text:span text:style-name="T2">Adj:AdjMatriz</text:span><text:span text:style-name="T8">,</text:span><text:span text:style-name="T2">i,j,</text:span><text:span text:style-name="T22">Endereço(</text:span><text:span text:style-name="T17">indice</text:span>)<text:span text:style-name="T22">)</text:span>;</text:p>
      <text:p text:style-name="P11"/>
      <text:p text:style-name="P11">//<text:span text:style-name="T25">Endereço(indice) indica que se quer passar o inteiro por referência</text:span></text:p>
      <text:p text:style-name="P11">//<text:span text:style-name="T25">com o valor de indice preenchido na função, printa-se apenas o que foi preenchido dentro do vetor</text:span></text:p>
      <text:p text:style-name="P13"><text:s/>para i = 0 a i = <text:span text:style-name="T18">indice</text:span> fazer</text:p>
      <text:p text:style-name="P13"><text:s text:c="4"/>printar(<text:span text:style-name="T10">Pont</text:span>[i])</text:p>
      <text:p text:style-name="P17"/>
      <text:p text:style-name="P17">//Após utilizar esse vetor, desalocar região que foi alocada dinamicamente</text:p>
      <text:p text:style-name="P17">liberaRegião(vetor_final)</text:p>
      <text:p text:style-name="P13"/>
      <text:p text:style-name="P23"/>
      <text:p text:style-name="P14"><text:soft-page-break/>// (…)</text:p>
      <text:p text:style-name="P14"><text:span text:style-name="T28">fim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4T10:25:16.582000000</meta:creation-date>
    <dc:date>2021-08-04T16:14:58.570000000</dc:date>
    <meta:editing-duration>PT1H24M36S</meta:editing-duration>
    <meta:editing-cycles>28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69" meta:word-count="463" meta:character-count="3110" meta:non-whitespace-character-count="2320"/>
  </office:meta>
</office:document-meta>
</file>